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09cm"/>
    </style:style>
    <style:style style:name="co3" style:family="table-column">
      <style:table-column-properties fo:break-before="auto" style:column-width="12.608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28.642cm"/>
    </style:style>
    <style:style style:name="ro1" style:family="table-row">
      <style:table-row-properties style:row-height="2.164cm" fo:break-before="auto" style:use-optimal-row-height="false"/>
    </style:style>
    <style:style style:name="ro2" style:family="table-row">
      <style:table-row-properties style:row-height="1.249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ro4" style:family="table-row">
      <style:table-row-properties style:row-height="1.03cm" fo:break-before="auto" style:use-optimal-row-height="false"/>
    </style:style>
    <style:style style:name="ro5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6e6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6633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99ff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ff0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wrap-option="wrap" fo:border="0.002cm solid #000000" style:vertical-align="middle"/>
    </style:style>
    <style:style style:name="ce8" style:family="table-cell" style:parent-style-name="Default">
      <style:table-cell-properties fo:background-color="transparent" fo:wrap-option="wrap" fo:border="0.002cm solid #000000" style:vertical-align="middl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wrap-option="wrap" fo:border="0.002cm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="0.002cm solid #000000" style:vertical-align="middl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ff" fo:font-weight="bold" style:font-weight-asian="bold" style:font-weight-complex="bold"/>
    </style:style>
  </office:automatic-styles>
  <office:body>
    <office:spreadsheet>
      <table:table table:name="Diccionari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6" office:value-type="string">
            <text:p>campo</text:p>
          </table:table-cell>
          <table:table-cell table:style-name="ce9" office:value-type="string">
            <text:p>unidad</text:p>
          </table:table-cell>
          <table:table-cell table:style-name="ce12" office:value-type="string">
            <text:p>Significado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numero_de_cliente</text:p>
          </table:table-cell>
          <table:table-cell table:style-name="ce10" office:value-type="string">
            <text:p>id</text:p>
          </table:table-cell>
          <table:table-cell table:style-name="ce7" office:value-type="string">
            <text:p>ID único que se asigna a cada cliente. <text:s/>Clientes mas nuevos tienen Ids mayores. <text:s/>Si un ex cliente regresa se le asigna el <text:s/>numero_de_cliente que ya tuvo asignado la primera vez.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foto_mes</text:p>
          </table:table-cell>
          <table:table-cell table:style-name="ce10" office:value-type="string">
            <text:p>fecha</text:p>
          </table:table-cell>
          <table:table-cell table:style-name="ce7" office:value-type="string">
            <text:p>mes correspondiente a la foto de los datos del datawarehouse. La fecha 201907 indica que la foto fue obtenida el 31-julio-2019 a las 23:59:59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active_quarter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Indica si el cliente ha realizado transacciones voluntarias en el ultimo timestre . Que el banco cobre la comisión de mantenimiento de cuenta NO es un movimiento voluntario por mas que es un debito en la cuenta. <text:s/>Que se cobre una cuota de una compra con tarjeta de crédito, <text:span text:style-name="T1">tampoco</text:span> es un movimiento voluntario.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cliente_vip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Indica si marketing considera a esa cliente un <text:span text:style-name="T2">cliente vip </text:span><text:span text:style-name="T3">al momento de </text:span><text:span text:style-name="T3">obtención de la foto. <text:s/>A pesar que todos estos son clientes de Paquete </text:span><text:span text:style-name="T3">Premium, <text:s/>el area de marketing solo considera vip a menos del <text:s/>2% de los </text:span><text:span text:style-name="T3">paquete premium , y da a estos clientes VIP un trato a puertas cerradas.</text:span>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nternet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indica si el cliente usa servicios de HomeBanking o tiene instalada la app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cliente_edad</text:p>
          </table:table-cell>
          <table:table-cell table:style-name="ce10" office:value-type="string">
            <text:p>años</text:p>
          </table:table-cell>
          <table:table-cell table:style-name="ce7" office:value-type="string">
            <text:p>Edad en años del cliente.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7" office:value-type="string">
            <text:p>cliente_antiguedad</text:p>
          </table:table-cell>
          <table:table-cell table:style-name="ce10" office:value-type="string">
            <text:p>meses</text:p>
          </table:table-cell>
          <table:table-cell table:style-name="ce7" office:value-type="string">
            <text:p>Antiguedad medida en meses de el cliente. <text:s/>Es de la ultima vez que esa persona reingresó como cliente del banco.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7" office:value-type="string">
            <text:p>mrentabilidad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Ganancia total que ha obtenido el banco de ese cliente, en ese mes.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7" office:value-type="string">
            <text:p>mrentabilidad_annual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Ganancia total que el banco ha obtenido de ese cliente en el ultimo año de relacion cliente-banco, <text:s/>o meses desde que ingresó si es cliente reciente.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mcomisione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s comisiones que ha ganado el banco por ese cliente.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7" office:value-type="string">
            <text:p>mactivos_margen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 ganancia que el banco ha obtenido en concepto de intereses que ha cobrado al cliente.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7" office:value-type="string">
            <text:p>mpasivos_margen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 ganancia que el banco ha obtenido por el dinero/inversiones que el cliente tiene en el banco.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7" office:value-type="string">
            <text:p>cproduct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productos que el cliente posee con el banco. Se cuentan las familias de productos.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7" office:value-type="string">
            <text:p>tpaquete2</text:p>
          </table:table-cell>
          <table:table-cell table:style-name="ce10" office:value-type="string">
            <text:p>--</text:p>
          </table:table-cell>
          <table:table-cell table:style-name="ce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7" office:value-type="string">
            <text:p>tpaquete3</text:p>
          </table:table-cell>
          <table:table-cell table:style-name="ce10" office:value-type="string">
            <text:p>--</text:p>
          </table:table-cell>
          <table:table-cell table:style-name="ce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7" office:value-type="string">
            <text:p>tpaquete4</text:p>
          </table:table-cell>
          <table:table-cell table:style-name="ce10" office:value-type="string">
            <text:p>--</text:p>
          </table:table-cell>
          <table:table-cell table:style-name="ce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7" office:value-type="string">
            <text:p>tpaquete9</text:p>
          </table:table-cell>
          <table:table-cell table:style-name="ce10" office:value-type="string">
            <text:p>--</text:p>
          </table:table-cell>
          <table:table-cell table:style-name="ce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7" office:value-type="string">
            <text:p>tcuenta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7" office:value-type="string">
            <text:p>ccuenta_corriente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uentas corrientes que tiene el cliente. Hay muy pocos clientes con mas de una cuenta corriente.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7" office:value-type="string">
            <text:p>mcuenta_corriente_adicional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s cuentas corrientes adicionales que no forman parte del paquete.</text:p>
          </table:table-cell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7" office:value-type="string">
            <text:p>mcuenta_corriente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s cuenta corriente del paquete premium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7" office:value-type="string">
            <text:p>ccaja_ahorro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ajas de ahorro que tiene el cliente.</text:p>
          </table:table-cell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7" office:value-type="string">
            <text:p>mcaja_ahorro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 caja de ahorro del Paquete Premium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7" office:value-type="string">
            <text:p>mcaja_ahorro_adicional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s cajas otras cajas de ahorro que no forman parte del paquete.</text:p>
          </table:table-cell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7" office:value-type="string">
            <text:p>mcaja_ahorro_dolare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s cajas de ahorro en dólares. <text:s/>El valor esta expresado en pesos, y se considera el valor del dolar de cierre del último dia hábil del mes.</text:p>
          </table:table-cell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7" office:value-type="string">
            <text:p>mdescubierto_preacordado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os descubiertos acordados en las cuentas corrientes.</text:p>
          </table:table-cell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7" office:value-type="string">
            <text:p>mcuentas_saldo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Saldo total de TODAS las cuentas del cliente, cajas de ahorro, cuentas corrientes, pesos y dolares. El valor esta convertido a pesos.</text:p>
          </table:table-cell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7" office:value-type="string">
            <text:p>ctarjeta_debito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arjetas de débito que posee el cliente.</text:p>
          </table:table-cell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7" office:value-type="string">
            <text:p>ctarjeta_debito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que hizo el cliente con su tarjeta de débito durante el mes.</text:p>
          </table:table-cell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7" office:value-type="string">
            <text:p>mautoservicio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s transacciones que hizo el cliente con su tarjeta de débito duirante el mes.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7" office:value-type="string">
            <text:p>ctarjeta_visa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uentas VISA que posee el cliente. Una cuenta posee un titular y puede llegar a tener varios adicionales. El titular y/o adicionales pueden tener ( o no ) un plástico vigente. Aunque no es común, un cliente SI puede ser titular de más de una cuenta VISA .</text:p>
          </table:table-cell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7" office:value-type="string">
            <text:p>ctarjeta_visa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efectuadas durante el mes con la tarjeta de crédito VISA</text:p>
          </table:table-cell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7" office:value-type="string">
            <text:p>mtarjeta_visa_consumo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os consumos efectuados durante el mes con la tarjeta de crédito VISA</text:p>
          </table:table-cell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7" office:value-type="string">
            <text:p>ctarjeta_master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uentas Mastercard que tiene la persona. <text:s/>Una cuenta puede tener un plástico titular y varias plásticos adicionales.</text:p>
          </table:table-cell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7" office:value-type="string">
            <text:p>ctarjeta_master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efectuadas durante el mes con la tarjeta de crédito MasterCard</text:p>
          </table:table-cell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7" office:value-type="string">
            <text:p>mtarjeta_master_consumo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os consumos efectuados durante el mes con la tarjeta de crédito MasterCard</text:p>
          </table:table-cell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7" office:value-type="string">
            <text:p>cprestamos_personale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préstamos personales vigentes <text:s/>del cliente</text:p>
          </table:table-cell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7" office:value-type="string">
            <text:p>mprestamos_personale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 deuda restante de todos los préstamos personales del cliente.</text:p>
          </table:table-cell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7" office:value-type="string">
            <text:p>cprestamos_prendari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préstamos prendarios vigentes <text:s/>del cliente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7" office:value-type="string">
            <text:p>mprestamos_prendari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 deuda restante de todos los préstamos prendarios del cliente.</text:p>
          </table:table-cell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7" office:value-type="string">
            <text:p>cprestamos_hipotecari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préstamos hipotecarios vigentes <text:s/>del cliente</text:p>
          </table:table-cell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7" office:value-type="string">
            <text:p>mprestamos_hipotecari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 deuda restante de todos los préstamos hipotecarios del cliente.</text:p>
          </table:table-cell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7" office:value-type="string">
            <text:p>cplazo_fijo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plazos fijos que tiene el cliente Se suma la cantidad de plazos fijos en pesos mas la cantidad de plazos fijos en dolares.</text:p>
          </table:table-cell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7" office:value-type="string">
            <text:p>mplazo_fijo_dolare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todos los plazos fijos vigentes el <text:span text:style-name="T2">dólares</text:span>. <text:s/>El valor está convertido a pesos considerando el valor de cierre del ultimo dia habil del mes.</text:p>
          </table:table-cell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7" office:value-type="string">
            <text:p>mplazo_fijo_pes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todos los plazos fijos vigentes en pesos. <text:s/></text:p>
          </table:table-cell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7" office:value-type="string">
            <text:p>cinversion1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inversiones de tipo 1 que posee el cliente vigentes.</text:p>
          </table:table-cell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7" office:value-type="string">
            <text:p>minversion1_pes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inversiones tipo1 , convertidos en pesos</text:p>
          </table:table-cell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7" office:value-type="string">
            <text:p>minversion1_dolare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inversiones tipo1 en dolares , expresado en pesos al ultimo dia habil del mes</text:p>
          </table:table-cell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7" office:value-type="string">
            <text:p>cinversion2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inversiones de tipo2 que posee el cliente vigentes.</text:p>
          </table:table-cell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7" office:value-type="string">
            <text:p>minversion2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 inversión de tipo2 <text:s/>expresada en pesos.</text:p>
          </table:table-cell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7" office:value-type="string">
            <text:p>cseguro_vida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seguros de vida contratados por el cliente. <text:span text:style-name="T2">No</text:span> se tienen en cuenta los seguros de vida obligatorios de los prestamos hipotecarios, prendarios, personales, etc</text:p>
          </table:table-cell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7" office:value-type="string">
            <text:p>cseguro_auto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seguros automotores que el cliente posee vigentes.</text:p>
          </table:table-cell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7" office:value-type="string">
            <text:p>cseguro_vivienda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seguros de vivienda que tiene el cliente.</text:p>
          </table:table-cell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7" office:value-type="string">
            <text:p>cseguro_accidentes_personale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seguros de accidentes personales</text:p>
          </table:table-cell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7" office:value-type="string">
            <text:p>ccaja_seguridad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Si el cliente tiene cajas de seguridad. <text:s/>Un 0 si no tiene ninguna, un 1 si tiene al menos una caja de seguridad. { 0, 1 } son los unicos dos valores posibles .</text:p>
          </table:table-cell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7" office:value-type="string">
            <text:p>cpayroll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7" office:value-type="string">
            <text:p>mpayroll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que le acreditaron los empleadores “acreditados” <text:s/>al cliente durante el mes.</text:p>
          </table:table-cell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7" office:value-type="string">
            <text:p>mpayroll2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que le acreditaron fuera de archivo de los empleadores “acreditados” <text:s/>al cliente durante el mes.</text:p>
          </table:table-cell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7" office:value-type="string">
            <text:p>cpayroll2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de acreditacion de haberes en el mes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7" office:value-type="string">
            <text:p>ccuenta_debitos_automatic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débitos automáticos debitados durante el mes en las cuentas <text:s/>( no tarjetas de crédito )</text:p>
          </table:table-cell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7" office:value-type="string">
            <text:p>mcuenta_debitos_automatic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7" office:value-type="string">
            <text:p>ctarjeta_visa_debitos_automatic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débitos automáticos debitados durante el mes en las tarjeta de crédito VISA</text:p>
          </table:table-cell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7" office:value-type="string">
            <text:p>mtarjeta_visa_debitos_automatic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<text:s/>débitos automáticos debitados durante el mes en la tarjeta de crédito VISA . Todo está convertido a pesos argentinos, al valor de la fecha de cierre del utlimo dia habil del mes.</text:p>
          </table:table-cell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7" office:value-type="string">
            <text:p>ctarjeta_master_debitos_automatic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débitos automáticos debitados durante el mes en las tarjeta de crédito MasterCard</text:p>
          </table:table-cell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7" office:value-type="string">
            <text:p>mttarjeta_master_debitos_automatic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7" office:value-type="string">
            <text:p>cpagodeservici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pagos de servicios efectuados durante el mes.</text:p>
          </table:table-cell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7" office:value-type="string">
            <text:p>mpagodeservici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pagos de servicios efectuados durante el mes.</text:p>
          </table:table-cell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7" office:value-type="string">
            <text:p>cpagomiscuenta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pagos efectuados durante el mes por el canal PagoMisCuentas</text:p>
          </table:table-cell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7" office:value-type="string">
            <text:p>mpagomiscuenta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en pesos argentinos de pagos efectuados durante el mes por el canal PagoMisCuentas</text:p>
          </table:table-cell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7" office:value-type="string">
            <text:p>ccajeros_propios_descuent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descuentos con los que se benefició el cliente al utilizar su tarjeta de débito durante el mes.</text:p>
          </table:table-cell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7" office:value-type="string">
            <text:p>mcajeros_propios_descuent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en pesos <text:s/>de descuentos con los que se benefició el cliente al utilizar su tarjeta de débito durante el mes.</text:p>
          </table:table-cell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7" office:value-type="string">
            <text:p>ctarjeta_visa_descuent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descuentos con los que se benefició el cliente al utilizar su tarjeta de crédito VISA durante el mes.</text:p>
          </table:table-cell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7" office:value-type="string">
            <text:p>mtarjeta_visa_descuent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en pesos <text:s/>de descuentos con los que se benefició el cliente al utilizar su tarjeta de crédito VISA durante el mes.</text:p>
          </table:table-cell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7" office:value-type="string">
            <text:p>ctarjeta_master_descuent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descuentos con los que se benefició el cliente al utilizar su tarjeta de crédito MasterCard durante el mes.</text:p>
          </table:table-cell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7" office:value-type="string">
            <text:p>mtarjeta_master_descuent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en pesos <text:s/>de descuentos con los que se benefició el cliente al utilizar su tarjeta de crédito MasterCard durante el mes.</text:p>
          </table:table-cell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7" office:value-type="string">
            <text:p>ccomisiones_mantenimiento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omisiones de mantenimiento de productos cobrardas durante el banco durante el mes.</text:p>
          </table:table-cell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7" office:value-type="string">
            <text:p>mcomisiones_mantenimiento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en pesos de comisiones de mantenimiento de productos cobrardas durante el banco durante el mes.</text:p>
          </table:table-cell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7" office:value-type="string">
            <text:p>ccomisiones_otra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<text:span text:style-name="T1">otras comisiones</text:span> que se cobraron al cliente durante el mes.</text:p>
          </table:table-cell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7" office:value-type="string">
            <text:p>mcomisiones_otra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en pesos de <text:span text:style-name="T1">otras comisiones</text:span> que se cobraron al cliente durante el mes.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7" office:value-type="string">
            <text:p>cforex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Cantidad de transacciones de cambio de moneda que realizó el cliente durante el mes.</text:p>
          </table:table-cell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7" office:value-type="string">
            <text:p>cforex_buy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de compra de moneda extranjera que realizó el cliente durante el mes</text:p>
          </table:table-cell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7" office:value-type="string">
            <text:p>mforex_buy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medido en pesos de <text:s/>transacciones de compra de moneda extranjera que realizó el cliente durante el mes</text:p>
          </table:table-cell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7" office:value-type="string">
            <text:p>cforex_sell</text:p>
          </table:table-cell>
          <table:table-cell table:style-name="ce10"/>
          <table:table-cell table:style-name="ce7" office:value-type="string">
            <text:p>Cantidad de transacciones de venta de moneda extranjera que realizó el cliente durante el mes</text:p>
          </table:table-cell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7" office:value-type="string">
            <text:p>mforex_sell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medido en pesos de <text:s/>transacciones de venta de moneda extranjera que realizó el cliente durante el mes</text:p>
          </table:table-cell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7" office:value-type="string">
            <text:p>ctransferencias_recibida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ferencias recibidas en todas las cuentas durante el mes. Puede ser transferencias propias o de terceros.</text:p>
          </table:table-cell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7" office:value-type="string">
            <text:p>mtransferencias_recibida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transferencias recibidas en todas las cuentas durante el mes. Puede ser transferencias propias o de terceros.</text:p>
          </table:table-cell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7" office:value-type="string">
            <text:p>ctransferencias_emitida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ferencias emitidas <text:s/>en todas las cuentas durante el mes. Puede ser transferencias propias o de terceros.</text:p>
          </table:table-cell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7" office:value-type="string">
            <text:p>mtransferencias_emitida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transferencias emitidas en todas las cuentas durante el mes. Puede ser transferencias propias o de terceros.</text:p>
          </table:table-cell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7" office:value-type="string">
            <text:p>cextraccion_autoservicio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extracciones en cajeros automáticos durante el mes</text:p>
          </table:table-cell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7" office:value-type="string">
            <text:p>mextraccion_autoservicio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extracciones en cajeros automáticos durante el mes</text:p>
          </table:table-cell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7" office:value-type="string">
            <text:p>ccheques_depositad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heques que se depositaron en las cuentas del cliente durante el mes.</text:p>
          </table:table-cell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7" office:value-type="string">
            <text:p>mcheques_depositad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os cheques que se depositaron y se pudo hacer el cobro , en las cuentas del cliente durante el mes.</text:p>
          </table:table-cell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7" office:value-type="string">
            <text:p>ccheques_emitid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heques del cliente que se cobraron ( ya sea por el cliente mismo o por terceros ) <text:s/>durante el mes .</text:p>
          </table:table-cell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7" office:value-type="string">
            <text:p>mcheques_emitid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cheques del cliente que se cobraron ( ya sea por el cliente mismo o por terceros ) <text:s/>durante el mes .</text:p>
          </table:table-cell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7" office:value-type="string">
            <text:p>ccheques_depositados_rechazad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heques que se depositaron en cuentas del cliente y fueron rechazados durante el mes.</text:p>
          </table:table-cell>
        </table:table-row>
        <table:table-row table:style-name="ro1">
          <table:table-cell table:style-name="ce2" office:value-type="float" office:value="96">
            <text:p>96</text:p>
          </table:table-cell>
          <table:table-cell table:style-name="ce7" office:value-type="string">
            <text:p>mcheques_depositados_rechazad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os cheques que se depositaron en cuentas del cliente y fueron rechazados durante el mes.</text:p>
          </table:table-cell>
        </table:table-row>
        <table:table-row table:style-name="ro1">
          <table:table-cell table:style-name="ce2" office:value-type="float" office:value="97">
            <text:p>97</text:p>
          </table:table-cell>
          <table:table-cell table:style-name="ce7" office:value-type="string">
            <text:p>ccheques_emitidos_rechazad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heques emitidos por el cliente que fueron rechazados durante el mes.</text:p>
          </table:table-cell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7" office:value-type="string">
            <text:p>mcheques_emitidos_rechazad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<text:s/>de cheques emitidos por el cliente que fueron rechazados durante el mes.</text:p>
          </table:table-cell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7" office:value-type="string">
            <text:p>tcallcenter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{0,1} indica si la persona está adherida al canal de banca telefónica .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7" office:value-type="string">
            <text:p>ccallcenter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que el cliente efectuó durante el mes por el canal de banca telefónica.</text:p>
          </table:table-cell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7" office:value-type="string">
            <text:p>thomebanking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{0, 1} indica si el cliente está adherido al Home Banking</text:p>
          </table:table-cell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7" office:value-type="string">
            <text:p>chomebanking_trx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Cantidad de transacciones por home banking que el cliente hizo durante el mes.</text:p>
          </table:table-cell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7" office:value-type="string">
            <text:p>ccajas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que el cliente realizó durante el mes en la linea de cajas de las sucursales del banco.</text:p>
          </table:table-cell>
        </table:table-row>
        <table:table-row table:style-name="ro1">
          <table:table-cell table:style-name="ce2" office:value-type="float" office:value="104">
            <text:p>104</text:p>
          </table:table-cell>
          <table:table-cell table:style-name="ce7" office:value-type="string">
            <text:p>ccajas_consulta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onsultas que el cliente realizó durante el mes en la linea de cajas de las sucursales del banco.</text:p>
          </table:table-cell>
        </table:table-row>
        <table:table-row table:style-name="ro1">
          <table:table-cell table:style-name="ce2" office:value-type="float" office:value="105">
            <text:p>105</text:p>
          </table:table-cell>
          <table:table-cell table:style-name="ce7" office:value-type="string">
            <text:p>ccajas_deposit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depóstitos que el cliente realizó durante el mes en la linea de cajas de las sucursales del banco.</text:p>
          </table:table-cell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7" office:value-type="string">
            <text:p>ccajas_extraccione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extracciones <text:s/>que el cliente realizó durante el mes en la linea de cajas de las sucursales del banco.</text:p>
          </table:table-cell>
        </table:table-row>
        <table:table-row table:style-name="ro1">
          <table:table-cell table:style-name="ce2" office:value-type="float" office:value="107">
            <text:p>107</text:p>
          </table:table-cell>
          <table:table-cell table:style-name="ce7" office:value-type="string">
            <text:p>ccajas_otra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otros tipos de transacciones <text:s/>que el cliente realizó durante el mes en la linea de cajas de las sucursales del banco.</text:p>
          </table:table-cell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7" office:value-type="string">
            <text:p>catm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que el cliente realizó durante el mes en cajeros automáticos propiedad del banco.</text:p>
          </table:table-cell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7" office:value-type="string">
            <text:p>matm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en pesos <text:s/>de transacciones que el cliente realizó durante el mes en cajeros automáticos propiedad del banco.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7" office:value-type="string">
            <text:p>catm_trx_other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que el cliente realizó durante el mes en cajeros automáticos que <text:span text:style-name="T2">no</text:span> son propiedad del banco.</text:p>
          </table:table-cell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7" office:value-type="string">
            <text:p>matm_other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en pesos <text:s/>de transacciones que el cliente realizó durante el mes en cajeros automáticos que <text:span text:style-name="T2">no</text:span> son propiedad del banco.</text:p>
          </table:table-cell>
        </table:table-row>
        <table:table-row table:style-name="ro1">
          <table:table-cell table:style-name="ce2" office:value-type="float" office:value="112">
            <text:p>112</text:p>
          </table:table-cell>
          <table:table-cell table:style-name="ce7" office:value-type="string">
            <text:p>ctrx_quarter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movimientos voluntarios en las cuentas bancarias ( no tarjeta de credito ) que el cliente realizó en los ultimos 90 dias.</text:p>
          </table:table-cell>
        </table:table-row>
        <table:table-row table:style-name="ro1">
          <table:table-cell table:style-name="ce2" office:value-type="float" office:value="113">
            <text:p>113</text:p>
          </table:table-cell>
          <table:table-cell table:style-name="ce7" office:value-type="string">
            <text:p>tmobile_app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{ 0, 1} indica si la persona se instaló alguna vez la aplicación movil</text:p>
          </table:table-cell>
        </table:table-row>
        <table:table-row table:style-name="ro1">
          <table:table-cell table:style-name="ce2" office:value-type="float" office:value="114">
            <text:p>114</text:p>
          </table:table-cell>
          <table:table-cell table:style-name="ce7" office:value-type="string">
            <text:p>cmobile_app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indica la cantidad de transacciones realizadas ese mes desde la aplicacion móvil</text:p>
          </table:table-cell>
        </table:table-row>
        <table:table-row table:style-name="ro1">
          <table:table-cell table:style-name="ce3" office:value-type="float" office:value="115">
            <text:p>115</text:p>
          </table:table-cell>
          <table:table-cell table:style-name="ce7" office:value-type="string">
            <text:p>Master_delinquency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</table:table-row>
        <table:table-row table:style-name="ro1">
          <table:table-cell table:style-name="ce3" office:value-type="float" office:value="116">
            <text:p>116</text:p>
          </table:table-cell>
          <table:table-cell table:style-name="ce7" office:value-type="string">
            <text:p>Master_status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</table:table-row>
        <table:table-row table:style-name="ro1">
          <table:table-cell table:style-name="ce3" office:value-type="float" office:value="117">
            <text:p>117</text:p>
          </table:table-cell>
          <table:table-cell table:style-name="ce7" office:value-type="string">
            <text:p>Master_mfinanciacion_limite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Límite de financiacion de la tarjeta de crédito, expresado en pesos.</text:p>
          </table:table-cell>
        </table:table-row>
        <table:table-row table:style-name="ro1">
          <table:table-cell table:style-name="ce3" office:value-type="float" office:value="118">
            <text:p>118</text:p>
          </table:table-cell>
          <table:table-cell table:style-name="ce7" office:value-type="string">
            <text:p>Master_Fvencimiento</text:p>
          </table:table-cell>
          <table:table-cell table:style-name="ce10" office:value-type="string">
            <text:p>dias</text:p>
          </table:table-cell>
          <table:table-cell table:style-name="ce8" office:value-type="string">
            <text:p>Dias para el vencimiento del plastico de la tarjeta de crédito, contados a la fecha de la foto.</text:p>
          </table:table-cell>
        </table:table-row>
        <table:table-row table:style-name="ro1">
          <table:table-cell table:style-name="ce3" office:value-type="float" office:value="119">
            <text:p>119</text:p>
          </table:table-cell>
          <table:table-cell table:style-name="ce7" office:value-type="string">
            <text:p>Master_Finiciomora</text:p>
          </table:table-cell>
          <table:table-cell table:style-name="ce10" office:value-type="string">
            <text:p>dias</text:p>
          </table:table-cell>
          <table:table-cell table:style-name="ce8" office:value-type="string">
            <text:p>Dias desde el inicio de la mora ( el dia siguiente al vencimiento ), contados a la fecha de la foto.</text:p>
          </table:table-cell>
        </table:table-row>
        <table:table-row table:style-name="ro1">
          <table:table-cell table:style-name="ce3" office:value-type="float" office:value="120">
            <text:p>120</text:p>
          </table:table-cell>
          <table:table-cell table:style-name="ce7" office:value-type="string">
            <text:p>Master_msaldototal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Saldo total de la tarjeta, para ese mes.</text:p>
          </table:table-cell>
        </table:table-row>
        <table:table-row table:style-name="ro1">
          <table:table-cell table:style-name="ce3" office:value-type="float" office:value="121">
            <text:p>121</text:p>
          </table:table-cell>
          <table:table-cell table:style-name="ce7" office:value-type="string">
            <text:p>Master_msaldopeso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Saldo total el pesos de la tarjeta, para ese mes.</text:p>
          </table:table-cell>
        </table:table-row>
        <table:table-row table:style-name="ro1">
          <table:table-cell table:style-name="ce3" office:value-type="float" office:value="122">
            <text:p>122</text:p>
          </table:table-cell>
          <table:table-cell table:style-name="ce7" office:value-type="string">
            <text:p>Master_msaldodolare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Saldo total el dólares de la tarjeta, para ese mes.</text:p>
          </table:table-cell>
        </table:table-row>
        <table:table-row table:style-name="ro1">
          <table:table-cell table:style-name="ce3" office:value-type="float" office:value="123">
            <text:p>123</text:p>
          </table:table-cell>
          <table:table-cell table:style-name="ce7" office:value-type="string">
            <text:p>Master_mconsumospeso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los consumos en pesos efectuados por el cliente durante ese mes.</text:p>
          </table:table-cell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7" office:value-type="string">
            <text:p>Master_mconsumosdolare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los consumos en dolares efectuados por el cliente durante ese mes.</text:p>
          </table:table-cell>
        </table:table-row>
        <table:table-row table:style-name="ro1">
          <table:table-cell table:style-name="ce3" office:value-type="float" office:value="125">
            <text:p>125</text:p>
          </table:table-cell>
          <table:table-cell table:style-name="ce7" office:value-type="string">
            <text:p>Master_mlimitecompra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Límite de compra, <text:span text:style-name="T4">valor muy importante</text:span>.</text:p>
          </table:table-cell>
        </table:table-row>
        <table:table-row table:style-name="ro1">
          <table:table-cell table:style-name="ce3" office:value-type="float" office:value="126">
            <text:p>126</text:p>
          </table:table-cell>
          <table:table-cell table:style-name="ce7" office:value-type="string">
            <text:p>Master_madelantopeso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Extracciones de pesos realizadas con la tarjeta de crédito durante ese mes.</text:p>
          </table:table-cell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7" office:value-type="string">
            <text:p>Master_madelantodolare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Extracciones de dolares realizadas con la tarjeta de crédito durante ese mes.</text:p>
          </table:table-cell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7" office:value-type="string">
            <text:p>Master_fultimo_cierre</text:p>
          </table:table-cell>
          <table:table-cell table:style-name="ce10" office:value-type="string">
            <text:p>dias</text:p>
          </table:table-cell>
          <table:table-cell table:style-name="ce8" office:value-type="string">
            <text:p>Dias desde del utlimo cierre de la tarjeta de crédito, contados a la fecha de la foto.</text:p>
          </table:table-cell>
        </table:table-row>
        <table:table-row table:style-name="ro1">
          <table:table-cell table:style-name="ce3" office:value-type="float" office:value="129">
            <text:p>129</text:p>
          </table:table-cell>
          <table:table-cell table:style-name="ce7" office:value-type="string">
            <text:p>Master_mpagado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todos los pagos efectuados por el cliente</text:p>
          </table:table-cell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7" office:value-type="string">
            <text:p>Master_mpagospeso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todos los pagos en pesos efectuados por el cliente</text:p>
          </table:table-cell>
        </table:table-row>
        <table:table-row table:style-name="ro1">
          <table:table-cell table:style-name="ce3" office:value-type="float" office:value="131">
            <text:p>131</text:p>
          </table:table-cell>
          <table:table-cell table:style-name="ce7" office:value-type="string">
            <text:p>Master_mpagosdolare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todos los pagos en dólares efectuados por el cliente</text:p>
          </table:table-cell>
        </table:table-row>
        <table:table-row table:style-name="ro1">
          <table:table-cell table:style-name="ce3" office:value-type="float" office:value="132">
            <text:p>132</text:p>
          </table:table-cell>
          <table:table-cell table:style-name="ce7" office:value-type="string">
            <text:p>Master_fechaalta</text:p>
          </table:table-cell>
          <table:table-cell table:style-name="ce10" office:value-type="string">
            <text:p>dias</text:p>
          </table:table-cell>
          <table:table-cell table:style-name="ce8" office:value-type="string">
            <text:p>Dias desde de alta de la cuenta de la tarjeta de crédito, contados a la fecha de la foto.</text:p>
          </table:table-cell>
        </table:table-row>
        <table:table-row table:style-name="ro1">
          <table:table-cell table:style-name="ce3" office:value-type="float" office:value="133">
            <text:p>133</text:p>
          </table:table-cell>
          <table:table-cell table:style-name="ce7" office:value-type="string">
            <text:p>Master_mconsumototal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expresado en pesos, <text:s/>de todos los consumos ( pesos y dolares ) <text:s/>efectuados por el cliente durante ese mes.</text:p>
          </table:table-cell>
        </table:table-row>
        <table:table-row table:style-name="ro1">
          <table:table-cell table:style-name="ce3" office:value-type="float" office:value="134">
            <text:p>134</text:p>
          </table:table-cell>
          <table:table-cell table:style-name="ce7" office:value-type="string">
            <text:p>Master_cconsumos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Cantidad de consumos con la tarjeta de credito efectuados por el cliente durante el mes.</text:p>
          </table:table-cell>
        </table:table-row>
        <table:table-row table:style-name="ro1">
          <table:table-cell table:style-name="ce3" office:value-type="float" office:value="135">
            <text:p>135</text:p>
          </table:table-cell>
          <table:table-cell table:style-name="ce7" office:value-type="string">
            <text:p>Master_cadelantosefectivo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Cantidad de adelantos en efectivo que el cliente realizó durante ese mes.</text:p>
          </table:table-cell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7" office:value-type="string">
            <text:p>Master_mpagominimo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del pago minimo necesario para no ser moroso de la tarjeta de crédito</text:p>
          </table:table-cell>
        </table:table-row>
        <table:table-row table:style-name="ro1">
          <table:table-cell table:style-name="ce4" office:value-type="float" office:value="137">
            <text:p>137</text:p>
          </table:table-cell>
          <table:table-cell table:style-name="ce7" office:value-type="string">
            <text:p>Visa_delinquency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</table:table-row>
        <table:table-row table:style-name="ro1">
          <table:table-cell table:style-name="ce4" office:value-type="float" office:value="138">
            <text:p>138</text:p>
          </table:table-cell>
          <table:table-cell table:style-name="ce7" office:value-type="string">
            <text:p>Visa_status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</table:table-row>
        <table:table-row table:style-name="ro1">
          <table:table-cell table:style-name="ce4" office:value-type="float" office:value="139">
            <text:p>139</text:p>
          </table:table-cell>
          <table:table-cell table:style-name="ce7" office:value-type="string">
            <text:p>Visa_mfinanciacion_limite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Límite de financiacion de la tarjeta de crédito, expresado en pesos.</text:p>
          </table:table-cell>
        </table:table-row>
        <table:table-row table:style-name="ro1">
          <table:table-cell table:style-name="ce4" office:value-type="float" office:value="140">
            <text:p>140</text:p>
          </table:table-cell>
          <table:table-cell table:style-name="ce7" office:value-type="string">
            <text:p>Visa_Fvencimiento</text:p>
          </table:table-cell>
          <table:table-cell table:style-name="ce10" office:value-type="string">
            <text:p>dias</text:p>
          </table:table-cell>
          <table:table-cell table:style-name="ce8" office:value-type="string">
            <text:p>Dias para el <text:s/>vencimiento del plastico de la tarjeta de crédito, contados a la fecha de la foto</text:p>
          </table:table-cell>
        </table:table-row>
        <table:table-row table:style-name="ro1">
          <table:table-cell table:style-name="ce4" office:value-type="float" office:value="141">
            <text:p>141</text:p>
          </table:table-cell>
          <table:table-cell table:style-name="ce7" office:value-type="string">
            <text:p>Visa_Finiciomora</text:p>
          </table:table-cell>
          <table:table-cell table:style-name="ce10" office:value-type="string">
            <text:p>dias</text:p>
          </table:table-cell>
          <table:table-cell table:style-name="ce8" office:value-type="string">
            <text:p>Dias para el inicio de la mora ( el dia siguiente al vencimiento ), contados a la fecha de la foto</text:p>
          </table:table-cell>
        </table:table-row>
        <table:table-row table:style-name="ro1">
          <table:table-cell table:style-name="ce4" office:value-type="float" office:value="142">
            <text:p>142</text:p>
          </table:table-cell>
          <table:table-cell table:style-name="ce7" office:value-type="string">
            <text:p>Visa_msaldototal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Saldo total de la tarjeta, para ese mes.</text:p>
          </table:table-cell>
        </table:table-row>
        <table:table-row table:style-name="ro1">
          <table:table-cell table:style-name="ce4" office:value-type="float" office:value="143">
            <text:p>143</text:p>
          </table:table-cell>
          <table:table-cell table:style-name="ce7" office:value-type="string">
            <text:p>Visa_msaldopeso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Saldo total el pesos de la tarjeta, para ese mes.</text:p>
          </table:table-cell>
        </table:table-row>
        <table:table-row table:style-name="ro1">
          <table:table-cell table:style-name="ce4" office:value-type="float" office:value="144">
            <text:p>144</text:p>
          </table:table-cell>
          <table:table-cell table:style-name="ce7" office:value-type="string">
            <text:p>Visa_msaldodolare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Saldo total el dólares de la tarjeta, para ese mes.</text:p>
          </table:table-cell>
        </table:table-row>
        <table:table-row table:style-name="ro1">
          <table:table-cell table:style-name="ce4" office:value-type="float" office:value="145">
            <text:p>145</text:p>
          </table:table-cell>
          <table:table-cell table:style-name="ce7" office:value-type="string">
            <text:p>Visa_mconsumospeso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los consumos en pesos efectuados por el cliente durante ese mes.</text:p>
          </table:table-cell>
        </table:table-row>
        <table:table-row table:style-name="ro1">
          <table:table-cell table:style-name="ce4" office:value-type="float" office:value="146">
            <text:p>146</text:p>
          </table:table-cell>
          <table:table-cell table:style-name="ce7" office:value-type="string">
            <text:p>Visa_mconsumosdolare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los consumos en dolares efectuados por el cliente durante ese mes.</text:p>
          </table:table-cell>
        </table:table-row>
        <table:table-row table:style-name="ro1">
          <table:table-cell table:style-name="ce4" office:value-type="float" office:value="147">
            <text:p>147</text:p>
          </table:table-cell>
          <table:table-cell table:style-name="ce7" office:value-type="string">
            <text:p>Visa_mlimitecompra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Límite de compra, <text:span text:style-name="T4">valor muy importante</text:span>.</text:p>
          </table:table-cell>
        </table:table-row>
        <table:table-row table:style-name="ro1">
          <table:table-cell table:style-name="ce4" office:value-type="float" office:value="148">
            <text:p>148</text:p>
          </table:table-cell>
          <table:table-cell table:style-name="ce7" office:value-type="string">
            <text:p>Visa_madelantopeso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Extracciones de pesos realizadas con la tarjeta de crédito durante ese mes.</text:p>
          </table:table-cell>
        </table:table-row>
        <table:table-row table:style-name="ro1">
          <table:table-cell table:style-name="ce4" office:value-type="float" office:value="149">
            <text:p>149</text:p>
          </table:table-cell>
          <table:table-cell table:style-name="ce7" office:value-type="string">
            <text:p>Visa_madelantodolare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Extracciones de dolares realizadas con la tarjeta de crédito durante ese mes.</text:p>
          </table:table-cell>
        </table:table-row>
        <table:table-row table:style-name="ro1">
          <table:table-cell table:style-name="ce4" office:value-type="float" office:value="150">
            <text:p>150</text:p>
          </table:table-cell>
          <table:table-cell table:style-name="ce7" office:value-type="string">
            <text:p>Visa_fultimo_cierre</text:p>
          </table:table-cell>
          <table:table-cell table:style-name="ce10" office:value-type="string">
            <text:p>dias</text:p>
          </table:table-cell>
          <table:table-cell table:style-name="ce8" office:value-type="string">
            <text:p>Dias <text:s/>del utlimo cierre de la tarjeta de crédito, contados a la fecha de la foto.</text:p>
          </table:table-cell>
        </table:table-row>
        <table:table-row table:style-name="ro1">
          <table:table-cell table:style-name="ce4" office:value-type="float" office:value="151">
            <text:p>151</text:p>
          </table:table-cell>
          <table:table-cell table:style-name="ce7" office:value-type="string">
            <text:p>Visa_mpagado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todos los pagos efectuados por el cliente</text:p>
          </table:table-cell>
        </table:table-row>
        <table:table-row table:style-name="ro1">
          <table:table-cell table:style-name="ce4" office:value-type="float" office:value="152">
            <text:p>152</text:p>
          </table:table-cell>
          <table:table-cell table:style-name="ce7" office:value-type="string">
            <text:p>Visa_mpagospeso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todos los pagos en pesos efectuados por el cliente</text:p>
          </table:table-cell>
        </table:table-row>
        <table:table-row table:style-name="ro1">
          <table:table-cell table:style-name="ce4" office:value-type="float" office:value="153">
            <text:p>153</text:p>
          </table:table-cell>
          <table:table-cell table:style-name="ce7" office:value-type="string">
            <text:p>Visa_mpagosdolare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todos los pagos en dólares efectuados por el cliente</text:p>
          </table:table-cell>
        </table:table-row>
        <table:table-row table:style-name="ro1">
          <table:table-cell table:style-name="ce4" office:value-type="float" office:value="154">
            <text:p>154</text:p>
          </table:table-cell>
          <table:table-cell table:style-name="ce7" office:value-type="string">
            <text:p>Visa_fechaalta</text:p>
          </table:table-cell>
          <table:table-cell table:style-name="ce10" office:value-type="string">
            <text:p>dias</text:p>
          </table:table-cell>
          <table:table-cell table:style-name="ce8" office:value-type="string">
            <text:p>Dias desde el alta de la cuenta de la tarjeta de crédito, contados a la fecha de la foto.</text:p>
          </table:table-cell>
        </table:table-row>
        <table:table-row table:style-name="ro1">
          <table:table-cell table:style-name="ce4" office:value-type="float" office:value="155">
            <text:p>155</text:p>
          </table:table-cell>
          <table:table-cell table:style-name="ce7" office:value-type="string">
            <text:p>Visa_mconsumototal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expresado en pesos, <text:s/>de todos los consumos ( pesos y dolares ) <text:s/>efectuados por el cliente durante ese mes.</text:p>
          </table:table-cell>
        </table:table-row>
        <table:table-row table:style-name="ro1">
          <table:table-cell table:style-name="ce4" office:value-type="float" office:value="156">
            <text:p>156</text:p>
          </table:table-cell>
          <table:table-cell table:style-name="ce7" office:value-type="string">
            <text:p>Visa_cconsumos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Cantidad de consumos con la tarjeta de credito efectuados por el cliente durante el mes.</text:p>
          </table:table-cell>
        </table:table-row>
        <table:table-row table:style-name="ro1">
          <table:table-cell table:style-name="ce4" office:value-type="float" office:value="157">
            <text:p>157</text:p>
          </table:table-cell>
          <table:table-cell table:style-name="ce7" office:value-type="string">
            <text:p>Visa_cadelantosefectivo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Cantidad de adelantos en efectivo que el cliente realizó durante ese mes.</text:p>
          </table:table-cell>
        </table:table-row>
        <table:table-row table:style-name="ro1">
          <table:table-cell table:style-name="ce4" office:value-type="float" office:value="158">
            <text:p>158</text:p>
          </table:table-cell>
          <table:table-cell table:style-name="ce7" office:value-type="string">
            <text:p>Visa_mpagominimo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del pago minimo necesario para no ser moroso de la tarjeta de crédito</text:p>
          </table:table-cell>
        </table:table-row>
        <table:table-row table:style-name="ro1">
          <table:table-cell table:style-name="ce5" office:value-type="float" office:value="159">
            <text:p>159</text:p>
          </table:table-cell>
          <table:table-cell table:style-name="ce8" office:value-type="string">
            <text:p>clase_ternaria</text:p>
          </table:table-cell>
          <table:table-cell table:style-name="ce11"/>
          <table:table-cell table:style-name="ce8" office:value-type="string">
            <text:p>{ BAJA+1, BAJA+2, CONTINUA } , este campo se construyó mirando los siguientes dos meses, el FUTURO, indica si el cliente se da de baja durante el próximo mes, el mes +2 o si continua siendo cliente de Paquete Premium luego de dos meses. <text:s/>El el único campo que se construye mirando el futuro.</text:p>
          </table:table-cell>
        </table:table-row>
        <table:table-row table:style-name="ro1" table:number-rows-repeated="10484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nsideraciones" table:style-name="ta1" table:print="false"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13" office:value-type="float" office:value="1">
            <text:p>1</text:p>
          </table:table-cell>
          <table:table-cell table:style-name="ce14" office:value-type="string">
            <text:p>En el dataset solamente hay clientes titulares de Paquete Premium, no están los adicionales de tarjeta de crédito de esos clientes <text:s/>ni tampoco clientes de otros productos.</text:p>
          </table:table-cell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7" office:value-type="string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co el banco lo detectó. <text:s/>Un ejemplo de esto son individuos que tienen un pequeño comercio</text:p>
          </table:table-cell>
        </table:table-row>
        <table:table-row table:style-name="ro4">
          <table:table-cell table:style-name="ce13" office:value-type="float" office:value="3">
            <text:p>3</text:p>
          </table:table-cell>
          <table:table-cell table:style-name="ce14" office:value-type="string">
            <text:p>Todos los montos estan expresados en pesos argentinos. Si el monto se refiere a dólares, se muestra el equivalente en pesos considerando el valor del dólar al último día hábil de ese mes.</text:p>
          </table:table-cell>
        </table:table-row>
        <table:table-row table:style-name="ro4">
          <table:table-cell table:style-name="ce13" office:value-type="float" office:value="4">
            <text:p>4</text:p>
          </table:table-cell>
          <table:table-cell table:style-name="ce14" office:value-type="string">
            <text:p>Las inversiones estan expresadas en pesos argentinos. <text:s/>Se considera el valor de la inversion a valor de cierre del ultimo dia hábil del mes</text:p>
          </table:table-cell>
        </table:table-row>
        <table:table-row table:style-name="ro4">
          <table:table-cell table:style-name="ce13" office:value-type="float" office:value="5">
            <text:p>5</text:p>
          </table:table-cell>
          <table:table-cell table:style-name="ce14" office:value-type="string">
            <text:p>Las cajas de ahorro tienen saldo cero o positivo la inmensa mayoria de las veces, <text:s/>pero si hay comisiones que no se pudieron cobrar, entonces el saldo es negativo.</text:p>
          </table:table-cell>
        </table:table-row>
        <table:table-row table:style-name="ro4">
          <table:table-cell table:style-name="ce13" office:value-type="float" office:value="6">
            <text:p>6</text:p>
          </table:table-cell>
          <table:table-cell table:style-name="ce14" office:value-type="string">
            <text:p>Las cuentas corrientes pueden tener montos positivos o negativos de dinero.</text:p>
          </table:table-cell>
        </table:table-row>
        <table:table-row table:style-name="ro4">
          <table:table-cell table:style-name="ce13" office:value-type="float" office:value="7">
            <text:p>7</text:p>
          </table:table-cell>
          <table:table-cell table:style-name="ce14" office:value-type="string">
            <text:p>El consumo de la tarjeta de crédito es positivo la inmensa mayoria de las veces. PERO hay veces que hay devoluciones y entonces puede llegar a ser negativo.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table:style-name="ce7" office:value-type="string">
            <text:p>Las fechas originalmente estaban en <text:s/>formato absoluto <text:s/>YYYYMMDD <text:s text:c="2"/>y se pasaron a forma relativa. La forma relativa de una fecha <text:span text:style-name="T2">f</text:span> <text:s/>es <text:s text:c="2"/>( fecha_foto_mes - <text:s/><text:span text:style-name="T2">f</text:span> <text:s/>) y se expresa en dias</text:p>
          </table:table-cell>
        </table:table-row>
        <table:table-row table:style-name="ro4" table:number-rows-repeated="1048566">
          <table:table-cell table:number-columns-repeated="2"/>
        </table:table-row>
        <table:table-row table:style-name="ro5">
          <table:table-cell table:number-columns-repeated="2"/>
        </table:table-row>
        <table:table-row table:style-name="ro5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€ </number:text>
    </number:number-style>
    <number:number-style style:name="N123P1" style:volatile="true">
      <number:text>-</number:text>
      <number:number number:decimal-places="2" number:min-integer-digits="1" number:grouping="true"/>
      <number:text> € </number:text>
    </number:number-style>
    <number:number-style style:name="N123P2" style:volatile="true">
      <number:text> -</number:text>
      <number:number number:decimal-places="0" number:min-integer-digits="0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  <number:text> pta</number:text>
    </number:number-style>
    <number:number-style style:name="N136">
      <number:text>-</number:text>
      <number:number number:decimal-places="0" number:min-integer-digits="1" number:grouping="true"/>
      <number:text> pta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pta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pta</number:text>
    </number:number-style>
    <number:number-style style:name="N138">
      <number:text>-</number:text>
      <number:number number: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pta </number:text>
    </number:number-style>
    <number:number-style style:name="N140P1" style:volatile="true">
      <number:text>-</number:text>
      <number:number number:decimal-places="0" number:min-integer-digits="1" number:grouping="true"/>
      <number:text> pta </number:text>
    </number:number-style>
    <number:number-style style:name="N140P2" style:volatile="true">
      <number:text> - pta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      </number:text>
    </number:number-style>
    <number:number-style style:name="N141P1" style:volatile="true">
      <number:text>-</number:text>
      <number:number number:decimal-places="0" number:min-integer-digits="1" number:grouping="true"/>
      <number:text>       </number:text>
    </number:number-style>
    <number:number-style style:name="N141P2" style:volatile="true">
      <number:text> -   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integer-digits="1" number:grouping="true"/>
      <number:text> pta </number:text>
    </number:number-style>
    <number:number-style style:name="N142P1" style:volatile="true">
      <number:text>-</number:text>
      <number:number number:decimal-places="2" number:min-integer-digits="1" number:grouping="true"/>
      <number:text> pta </number:text>
    </number:number-style>
    <number:number-style style:name="N142P2" style:volatile="true">
      <number:text> -</number:text>
      <number:number number:decimal-places="0" number:min-integer-digits="0"/>
      <number:text> pta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2" number:min-integer-digits="1" number:grouping="true"/>
      <number:text>       </number:text>
    </number:number-style>
    <number:number-style style:name="N143P1" style:volatile="true">
      <number:text>-</number:text>
      <number:number number:decimal-places="2" number:min-integer-digits="1" number:grouping="true"/>
      <number:text>       </number:text>
    </number:number-style>
    <number:number-style style:name="N143P2" style:volatile="true">
      <number:text> -</number:text>
      <number:number number:decimal-places="0" number:min-integer-digits="0"/>
      <number:text>   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5P0" style:volatile="true" number:language="en" number:country="US">
      <number:number number:decimal-places="0" number:min-integer-digits="1" number:grouping="true"/>
      <number:text> </number:text>
    </number:number-style>
    <number:number-style style:name="N8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2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1">04/21/2022</text:date>, <text:time>15:0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Denicolay</meta:initial-creator>
    <meta:creation-date>2022-04-21T15:08:17.48</meta:creation-date>
    <dc:date>2022-04-21T15:09:50.99</dc:date>
    <dc:creator>Gustavo Denicolay</dc:creator>
    <meta:editing-duration>PT1M33S</meta:editing-duration>
    <meta:editing-cycles>1</meta:editing-cycles>
    <meta:document-statistic meta:table-count="2" meta:cell-count="650" meta:object-count="0"/>
    <meta:generator>OpenOffice/4.1.10$Win32 OpenOffice.org_project/4110m2$Build-9807</meta:generator>
  </office:meta>
</office:document-meta>
</file>